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Arial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ba095d" officeooo:paragraph-rsid="00bc5a78" fo:background-color="#f6f9d4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c00983" officeooo:paragraph-rsid="00c00983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ba095d" officeooo:paragraph-rsid="00b43f2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#f6f9d4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cc0229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3f24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a095d" officeooo:paragraph-rsid="00bbe616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#f6f9d4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c739c3" fo:background-color="#f6f9d4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writing-mode="lr-tb"/>
      <style:text-properties fo:font-variant="normal" fo:text-transform="none" fo:color="#999999" style:font-name="monospace" fo:font-size="8pt" fo:letter-spacing="normal" fo:font-style="normal" fo:font-weight="normal" officeooo:rsid="00ac98ff" officeooo:paragraph-rsid="00a0a668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style:writing-mode="lr-tb"/>
      <style:text-properties fo:font-variant="normal" fo:text-transform="none" fo:color="#ff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transparent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#f6f9d4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fo:font-variant="normal" fo:text-transform="none" fo:color="#808080" style:font-name="monospace" fo:font-size="8pt" fo:letter-spacing="normal" fo:font-style="normal" fo:font-weight="normal" officeooo:rsid="00ba095d" officeooo:paragraph-rsid="00b43f2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f419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b266a2" officeooo:paragraph-rsid="00ce0c27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b266a2" officeooo:paragraph-rsid="00cf9551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ce1b4f" officeooo:paragraph-rsid="00ce1b4f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cf9551" officeooo:paragraph-rsid="00cf9551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writing-mode="lr-tb"/>
      <style:text-properties fo:font-variant="normal" fo:text-transform="none" fo:color="#c9211e" style:text-line-through-style="none" style:text-line-through-type="none" style:font-name="monospace" fo:font-size="10pt" fo:letter-spacing="normal" fo:font-style="normal" style:text-underline-style="none" fo:font-weight="normal" officeooo:rsid="00ce1b4f" officeooo:paragraph-rsid="00ce1b4f" style:text-blinking="false" fo:background-color="transparent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#d4ea6b" style:font-size-asian="12pt" style:font-weight-asian="bold" style:font-size-complex="12pt" style:font-weight-complex="bold"/>
    </style:style>
    <style:style style:name="P25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cf9551" officeooo:paragraph-rsid="00cf9551" style:text-blinking="false" fo:background-color="transparent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ce1b4f" officeooo:paragraph-rsid="00ce1b4f" style:text-blinking="false" fo:background-color="transparent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d0aff2" officeooo:paragraph-rsid="00d0aff2" style:text-blinking="false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ce1b4f" officeooo:paragraph-rsid="00ce1b4f" style:text-blinking="false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pple-system" fo:font-size="9.60000038146973pt" fo:letter-spacing="normal" fo:font-style="normal" style:text-underline-style="none" fo:font-weight="normal" officeooo:rsid="00ce1b4f" officeooo:paragraph-rsid="00ce1b4f" style:text-blinking="false" fo:background-color="transparent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style:writing-mode="lr-tb"/>
      <style:text-properties fo:font-variant="normal" fo:text-transform="none" fo:color="#333333" style:text-line-through-style="none" style:text-line-through-type="none" style:font-name="apple-system" fo:font-size="9.60000038146973pt" fo:letter-spacing="normal" fo:font-style="normal" style:text-underline-style="none" fo:font-weight="normal" officeooo:rsid="00ce1b4f" officeooo:paragraph-rsid="00ce1b4f" style:text-blinking="false" fo:background-color="transparent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style:writing-mode="lr-tb"/>
      <style:text-properties fo:font-variant="normal" fo:text-transform="none" fo:color="#ff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style:writing-mode="lr-tb"/>
      <style:text-properties officeooo:paragraph-rsid="00ce0c27"/>
    </style:style>
    <style:style style:name="P33" style:family="paragraph" style:parent-style-name="Standard">
      <style:paragraph-properties style:writing-mode="lr-tb"/>
      <style:text-properties officeooo:paragraph-rsid="00d0aff2"/>
    </style:style>
    <style:style style:name="P34" style:family="paragraph" style:parent-style-name="Text_20_body">
      <style:paragraph-properties style:writing-mode="lr-tb"/>
      <style:text-properties fo:font-variant="normal" fo:text-transform="none" fo:color="#333333" style:text-line-through-style="none" style:text-line-through-type="none" style:font-name="apple-system" fo:font-size="9.60000038146973pt" fo:letter-spacing="normal" fo:font-style="normal" style:text-underline-style="none" fo:font-weight="normal" officeooo:rsid="00ce1b4f" officeooo:paragraph-rsid="00ce1b4f" style:text-blinking="false" fo:background-color="transparent" style:font-size-asian="8.75pt" style:font-weight-asian="normal" style:font-size-complex="10pt" style:font-weight-complex="normal"/>
    </style:style>
    <style:style style:name="T1" style:family="text">
      <style:text-properties officeooo:rsid="00afd74b"/>
    </style:style>
    <style:style style:name="T2" style:family="text">
      <style:text-properties fo:background-color="#f6f9d4" loext:char-shading-value="0"/>
    </style:style>
    <style:style style:name="T3" style:family="text">
      <style:text-properties fo:color="#000000" style:text-line-through-style="none" style:text-line-through-type="none" style:font-name="sans-serif" fo:font-size="9.75pt" style:text-underline-style="none" fo:font-weight="normal" style:text-blinking="false"/>
    </style:style>
    <style:style style:name="T4" style:family="text">
      <style:text-properties fo:color="#000000" style:text-line-through-style="none" style:text-line-through-type="none" style:font-name="sans-serif" fo:font-size="9.75pt" style:text-underline-style="none" fo:font-weight="normal" officeooo:rsid="00c43b91" style:text-blinking="false"/>
    </style:style>
    <style:style style:name="T5" style:family="text">
      <style:text-properties fo:color="#000000" style:text-line-through-style="none" style:text-line-through-type="none" style:font-name="sans-serif" fo:font-size="9.75pt" style:text-underline-style="none" fo:font-weight="normal" officeooo:rsid="00c5e451" style:text-blinking="false"/>
    </style:style>
    <style:style style:name="T6" style:family="text">
      <style:text-properties fo:color="#000000" style:text-line-through-style="none" style:text-line-through-type="none" style:font-name="sans-serif" fo:font-size="9.75pt" style:text-underline-style="none" fo:font-weight="normal" officeooo:rsid="00c841e0" style:text-blinking="false"/>
    </style:style>
    <style:style style:name="T7" style:family="text">
      <style:text-properties fo:color="#000000" style:text-line-through-style="none" style:text-line-through-type="none" fo:font-size="10.5pt" style:text-underline-style="none" fo:font-weight="normal" officeooo:rsid="00c17d35" style:text-blinking="false" style:font-size-asian="8.75pt" style:font-weight-asian="normal" style:font-size-complex="10pt" style:font-weight-complex="normal"/>
    </style:style>
    <style:style style:name="T8" style:family="text">
      <style:text-properties fo:background-color="#ffffd7" loext:char-shading-value="0"/>
    </style:style>
    <style:style style:name="T9" style:family="text">
      <style:text-properties officeooo:rsid="00cb7332" fo:background-color="#ffffd7" loext:char-shading-value="0"/>
    </style:style>
    <style:style style:name="T10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b266a2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ce0c27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c9211e" style:text-line-through-style="none" style:text-line-through-type="none" style:font-name="monospace" fo:font-size="12pt" fo:letter-spacing="normal" fo:font-style="normal" style:text-underline-style="none" fo:font-weight="bold" officeooo:rsid="00d0aff2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officeooo:rsid="00d0aff2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a xlink:type="simple" xlink:href="https://buildroot.org/" text:style-name="Internet_20_link" text:visited-style-name="Visited_20_Internet_20_Link">https://buildroot.org/</text:a></text:p>
      <text:p text:style-name="P14"><text:a xlink:type="simple" xlink:href="https://habr.com/ru/articles/448638/" text:style-name="Internet_20_link" text:visited-style-name="Visited_20_Internet_20_Link">https://habr.com/ru/articles/448638/</text:a></text:p>
      <text:p text:style-name="P14"><text:a xlink:type="simple" xlink:href="https://habr.com/ru/articles/449348/" text:style-name="Internet_20_link" text:visited-style-name="Visited_20_Internet_20_Link">https://habr.com/ru/articles/449348/</text:a></text:p>
      <text:p text:style-name="P14"><text:a xlink:type="simple" xlink:href="https://habr.com/ru/articles/477008/" text:style-name="Internet_20_link" text:visited-style-name="Visited_20_Internet_20_Link">https://habr.com/ru/articles/477008/</text:a></text:p>
      <text:p text:style-name="P14"><text:a xlink:type="simple" xlink:href="https://github.com/skif-web/monitor" text:style-name="Internet_20_link" text:visited-style-name="Visited_20_Internet_20_Link">https://github.com/skif-web/monitor</text:a></text:p>
      <text:p text:style-name="P14"/>
      <text:p text:style-name="P14"/>
      <text:p text:style-name="P1"><text:span text:style-name="T1">$ </text:span>git clone git://git.buildroot.net/buildroot -b 2020.02.9</text:p>
      <text:p text:style-name="P15">git checkout 2018.02.x <text:s text:c="2"/><text:span text:style-name="T2">(</text:span><text:a xlink:type="simple" xlink:href="https://git.buildroot.net/buildroot/refs/" text:style-name="Internet_20_link" text:visited-style-name="Visited_20_Internet_20_Link"><text:span text:style-name="T2">https://git.buildroot.net/buildroot/refs/</text:span></text:a><text:span text:style-name="T2">)</text:span></text:p>
      <text:p text:style-name="P16"/>
      <text:p text:style-name="P1">$ cd buildroot</text:p>
      <text:p text:style-name="P1"/>
      <text:p text:style-name="P8">make help</text:p>
      <text:p text:style-name="P13">Cleaning:</text:p>
      <text:p text:style-name="P13"><text:s text:c="2"/>clean <text:s text:c="17"/>- delete all files created by build</text:p>
      <text:p text:style-name="P13"><text:s text:c="2"/>distclean <text:s text:c="13"/>- delete all non-source files (including .config)</text:p>
      <text:p text:style-name="P13"/>
      <text:p text:style-name="P13">Build:</text:p>
      <text:p text:style-name="P13"><text:s text:c="2"/>all <text:s text:c="19"/>- make world</text:p>
      <text:p text:style-name="P13"><text:s text:c="2"/>toolchain <text:s text:c="13"/>- build toolchain</text:p>
      <text:p text:style-name="P13"><text:s text:c="2"/>sdk <text:s text:c="19"/>- build relocatable SDK</text:p>
      <text:p text:style-name="P13"/>
      <text:p text:style-name="P13">Configuration:</text:p>
      <text:p text:style-name="P13"><text:s text:c="2"/>menuconfig <text:s text:c="12"/>- interactive curses-based configurator</text:p>
      <text:p text:style-name="P13"><text:s text:c="2"/>nconfig <text:s text:c="15"/>- interactive ncurses-based configurator</text:p>
      <text:p text:style-name="P13"><text:s text:c="2"/>xconfig <text:s text:c="15"/>- interactive Qt-based configurator</text:p>
      <text:p text:style-name="P13"><text:s text:c="2"/>gconfig <text:s text:c="15"/>- interactive GTK-based configurator</text:p>
      <text:p text:style-name="P13"><text:s text:c="2"/>oldconfig <text:s text:c="13"/>- resolve any unresolved symbols in .config</text:p>
      <text:p text:style-name="P13"><text:s text:c="2"/>syncconfig <text:s text:c="12"/>- Same as oldconfig, but quietly, additionally update deps</text:p>
      <text:p text:style-name="P13"><text:s text:c="2"/>olddefconfig <text:s text:c="10"/>- Same as syncconfig but sets new symbols to their default value</text:p>
      <text:p text:style-name="P13"><text:s text:c="2"/>randconfig <text:s text:c="12"/>- New config with random answer to all options</text:p>
      <text:p text:style-name="P13"><text:s text:c="2"/>defconfig <text:s text:c="13"/>- New config with default answer to all options;</text:p>
      <text:p text:style-name="P13"><text:s text:c="29"/>BR2_DEFCONFIG, if set on the command line, is used as input</text:p>
      <text:p text:style-name="P13"><text:s text:c="2"/>savedefconfig <text:s text:c="9"/>- Save current config to BR2_DEFCONFIG (minimal config)</text:p>
      <text:p text:style-name="P13"><text:s text:c="2"/>update-defconfig <text:s text:c="6"/>- Same as savedefconfig</text:p>
      <text:p text:style-name="P13"><text:s text:c="2"/>allyesconfig <text:s text:c="10"/>- New config where all options are accepted with yes</text:p>
      <text:p text:style-name="P13"><text:s text:c="2"/>allnoconfig <text:s text:c="11"/>- New config where all options are answered with no</text:p>
      <text:p text:style-name="P13"><text:s text:c="2"/>alldefconfig <text:s text:c="10"/>- New config where all options are set to default</text:p>
      <text:p text:style-name="P13"><text:s text:c="2"/>randpackageconfig <text:s text:c="5"/>- New config with random answer to package options</text:p>
      <text:p text:style-name="P13"><text:s text:c="2"/>allyespackageconfig <text:s text:c="3"/>- New config where pkg options are accepted with yes</text:p>
      <text:p text:style-name="P13"><text:s text:c="2"/>allnopackageconfig <text:s text:c="4"/>- New config where package options are answered with no</text:p>
      <text:p text:style-name="P13"/>
      <text:p text:style-name="P13">Package-specific:</text:p>
      <text:p text:style-name="P13"><text:s text:c="2"/>&lt;pkg&gt; <text:s text:c="17"/>- Build and install &lt;pkg&gt; and all its dependencies</text:p>
      <text:p text:style-name="P13"><text:s text:c="2"/>&lt;pkg&gt;-source <text:s text:c="10"/>- Only download the source files for &lt;pkg&gt;</text:p>
      <text:p text:style-name="P13"><text:s text:c="2"/>&lt;pkg&gt;-extract <text:s text:c="9"/>- Extract &lt;pkg&gt; sources</text:p>
      <text:p text:style-name="P13"><text:s text:c="2"/>&lt;pkg&gt;-patch <text:s text:c="11"/>- Apply patches to &lt;pkg&gt;</text:p>
      <text:p text:style-name="P13"><text:s text:c="2"/>&lt;pkg&gt;-depends <text:s text:c="9"/>- Build &lt;pkg&gt;'s dependencies</text:p>
      <text:p text:style-name="P13"><text:s text:c="2"/>&lt;pkg&gt;-configure <text:s text:c="7"/>- Build &lt;pkg&gt; up to the configure step</text:p>
      <text:p text:style-name="P13"><text:s text:c="2"/>&lt;pkg&gt;-build <text:s text:c="11"/>- Build &lt;pkg&gt; up to the build step</text:p>
      <text:p text:style-name="P13"><text:s text:c="2"/>&lt;pkg&gt;-show-info <text:s text:c="7"/>- generate info about &lt;pkg&gt;, as a JSON blurb</text:p>
      <text:p text:style-name="P13"><text:s text:c="2"/>&lt;pkg&gt;-show-depends <text:s text:c="4"/>- List packages on which &lt;pkg&gt; depends</text:p>
      <text:p text:style-name="P13"><text:s text:c="2"/>&lt;pkg&gt;-show-rdepends <text:s text:c="3"/>- List packages which have &lt;pkg&gt; as a dependency</text:p>
      <text:p text:style-name="P13"><text:s text:c="2"/>&lt;pkg&gt;-show-recursive-depends</text:p>
      <text:p text:style-name="P13"><text:s text:c="25"/>- Recursively list packages on which &lt;pkg&gt; depends</text:p>
      <text:p text:style-name="P13"><text:s text:c="2"/>&lt;pkg&gt;-show-recursive-rdepends</text:p>
      <text:p text:style-name="P13"><text:s text:c="25"/>- Recursively list packages which have &lt;pkg&gt; as a dependency</text:p>
      <text:p text:style-name="P13"><text:s text:c="2"/>&lt;pkg&gt;-graph-depends <text:s text:c="3"/>- Generate a graph of &lt;pkg&gt;'s dependencies</text:p>
      <text:p text:style-name="P13"><text:s text:c="2"/>&lt;pkg&gt;-graph-rdepends <text:s text:c="2"/>- Generate a graph of &lt;pkg&gt;'s reverse dependencies</text:p>
      <text:p text:style-name="P13"><text:s text:c="2"/>&lt;pkg&gt;-dirclean <text:s text:c="8"/>- Remove &lt;pkg&gt; build directory</text:p>
      <text:p text:style-name="P13"><text:s text:c="2"/>&lt;pkg&gt;-reconfigure <text:s text:c="5"/>- Restart the build from the configure step</text:p>
      <text:p text:style-name="P13"><text:s text:c="2"/>&lt;pkg&gt;-rebuild <text:s text:c="9"/>- Restart the build from the build step</text:p>
      <text:p text:style-name="P13"/>
      <text:p text:style-name="P13">Documentation:</text:p>
      <text:p text:style-name="P13"><text:s text:c="2"/>manual <text:s text:c="16"/>- build manual in all formats</text:p>
      <text:p text:style-name="P13"><text:s text:c="2"/>manual-html <text:s text:c="11"/>- build manual in HTML</text:p>
      <text:p text:style-name="P13"><text:s text:c="2"/>manual-split-html <text:s text:c="5"/>- build manual in split HTML</text:p>
      <text:p text:style-name="P13"><text:s text:c="2"/>manual-pdf <text:s text:c="12"/>- build manual in PDF</text:p>
      <text:p text:style-name="P13"><text:s text:c="2"/>manual-text <text:s text:c="11"/>- build manual in text</text:p>
      <text:p text:style-name="P13"><text:s text:c="2"/>manual-epub <text:s text:c="11"/>- build manual in ePub</text:p>
      <text:p text:style-name="P13"><text:s text:c="2"/>graph-build <text:s text:c="11"/>- generate graphs of the build times</text:p>
      <text:p text:style-name="P13"><text:s text:c="2"/>graph-depends <text:s text:c="9"/>- generate graph of the dependency tree</text:p>
      <text:p text:style-name="P13"><text:s text:c="2"/>graph-size <text:s text:c="12"/>- generate stats of the filesystem size</text:p>
      <text:p text:style-name="P13"><text:s text:c="2"/>list-defconfigs <text:s text:c="7"/>- list all defconfigs (pre-configured minimal systems)</text:p>
      <text:p text:style-name="P13"/>
      <text:p text:style-name="P13">Miscellaneous:</text:p>
      <text:p text:style-name="P13"><text:s text:c="2"/>source <text:s text:c="16"/>- download all sources needed for offline-build</text:p>
      <text:p text:style-name="P13"><text:s text:c="2"/>external-deps <text:s text:c="9"/>- list external packages used</text:p>
      <text:p text:style-name="P13"><text:s text:c="2"/>legal-info <text:s text:c="12"/>- generate info about license compliance</text:p>
      <text:p text:style-name="P13"><text:s text:c="2"/>show-info <text:s text:c="13"/>- generate info about packages, as a JSON blurb</text:p>
      <text:p text:style-name="P13"><text:s text:c="2"/>printvars <text:s text:c="13"/>- dump internal variables selected with VARS=...</text:p>
      <text:p text:style-name="P13"/>
      <text:p text:style-name="P13"><text:s text:c="2"/>make V=0|1 <text:s text:c="12"/>- 0 =&gt; quiet build (default), 1 =&gt; verbose build</text:p>
      <text:p text:style-name="P13"><text:s text:c="2"/>make O=dir <text:s text:c="12"/>- Locate all output files in "dir", including .config</text:p>
      <text:p text:style-name="P13"/>
      <text:p text:style-name="P13">For further details, see README, generate the Buildroot manual, or consult</text:p>
      <text:p text:style-name="P13">it on-line at <text:a xlink:type="simple" xlink:href="http://buildroot.org/docs.html" text:style-name="Internet_20_link" text:visited-style-name="Visited_20_Internet_20_Link">http://buildroot.org/docs.html</text:a></text:p>
      <text:p text:style-name="P13"/>
      <text:p text:style-name="P9">make list-defconfigs</text:p>
      <text:p text:style-name="P18"><text:bookmark-start text:name="__DdeLink__393_36143495"/>make beaglebone_defconfig<text:bookmark-end text:name="__DdeLink__393_36143495"/></text:p>
      <text:p text:style-name="P10">make <text:s/></text:p>
      <text:p text:style-name="P17">&gt;&gt;&gt; <text:s text:c="2"/>Executing post-image script board/beaglebone/post-image.sh</text:p>
      <text:p text:style-name="P17">vfat(boot.vfat): adding file 'MLO' as 'MLO' ...</text:p>
      <text:p text:style-name="P17">vfat(boot.vfat): adding file 'u-boot.img' as 'u-boot.img' ...</text:p>
      <text:p text:style-name="P17">vfat(boot.vfat): adding file 'zImage' as 'zImage' ...</text:p>
      <text:p text:style-name="P17">vfat(boot.vfat): adding file 'uEnv.txt' as 'uEnv.txt' ...</text:p>
      <text:p text:style-name="P17">vfat(boot.vfat): adding file 'am335x-evm.dtb' as 'am335x-evm.dtb' ...</text:p>
      <text:p text:style-name="P17">vfat(boot.vfat): adding file 'am335x-evmsk.dtb' as 'am335x-evmsk.dtb' ...</text:p>
      <text:p text:style-name="P17">vfat(boot.vfat): adding file 'am335x-bone.dtb' as 'am335x-bone.dtb' ...</text:p>
      <text:p text:style-name="P17">vfat(boot.vfat): adding file 'am335x-boneblack.dtb' as 'am335x-boneblack.dtb' ...</text:p>
      <text:p text:style-name="P17">vfat(boot.vfat): adding file 'am335x-bonegreen.dtb' as 'am335x-bonegreen.dtb' ...</text:p>
      <text:p text:style-name="P17">hdimage(sdcard.img): adding partition 'u-boot' (in MBR) from 'boot.vfat' ...</text:p>
      <text:p text:style-name="P17">hdimage(sdcard.img): adding partition 'rootfs' (in MBR) from 'rootfs.ext4' ...</text:p>
      <text:p text:style-name="P17">hdimage(sdcard.img): writing MBR</text:p>
      <text:p text:style-name="P2">output/images/sdcard.img</text:p>
      <text:p text:style-name="P3">login root без пароля</text:p>
      <text:p text:style-name="P4"/>
      <text:p text:style-name="P5">2012.11.x <text:s/>----</text:p>
      <text:p text:style-name="P5">2013.08.x <text:s/>----</text:p>
      <text:p text:style-name="P5">2015.08.x <text:s/>----</text:p>
      <text:p text:style-name="P6">2015.11.x</text:p>
      <text:p text:style-name="P6">2016.08.x</text:p>
      <text:p text:style-name="P6">2016.11.x</text:p>
      <text:p text:style-name="P6">2017.02.x</text:p>
      <text:p text:style-name="P6">2017.05.x</text:p>
      <text:p text:style-name="P6">2017.08.x</text:p>
      <text:p text:style-name="P6">2017.11.x</text:p>
      <text:p text:style-name="P12"><text:span text:style-name="T3">2018.02.x </text:span><text:span text:style-name="T4">+ собралось - 2 раза добавлял в исходники extern <text:s text:c="2"/></text:span><text:span text:style-name="T7">79,7 мб</text:span></text:p>
      <text:p text:style-name="P6">2018.05.x</text:p>
      <text:p text:style-name="P6">2018.08.x</text:p>
      <text:p text:style-name="P6">2018.11.x</text:p>
      <text:p text:style-name="P6">2019.02.x</text:p>
      <text:p text:style-name="P6">2019.05.x</text:p>
      <text:p text:style-name="P6">2019.08.x</text:p>
      <text:p text:style-name="P6">2019.11.x</text:p>
      <text:p text:style-name="P6">2020.02.x</text:p>
      <text:p text:style-name="P6">2020.05.x</text:p>
      <text:p text:style-name="P6">2020.08.x</text:p>
      <text:p text:style-name="P7"><text:span text:style-name="T8">2020.11.x </text:span><text:span text:style-name="T9">+ собрано в Docker <text:s/>без ошибок</text:span></text:p>
      <text:p text:style-name="P6">2021.02.x</text:p>
      <text:p text:style-name="P6">2021.05.x</text:p>
      <text:p text:style-name="P6">2021.08.x</text:p>
      <text:p text:style-name="P6">2021.11.x </text:p>
      <text:p text:style-name="P6">2022.02.x</text:p>
      <text:p text:style-name="P6">2022.05.x</text:p>
      <text:p text:style-name="P6">2022.08.x</text:p>
      <text:p text:style-name="P6">2022.11.x</text:p>
      <text:p text:style-name="P6">2023.02.x</text:p>
      <text:p text:style-name="P6">2023.05.x</text:p>
      <text:p text:style-name="P6">2023.08.x</text:p>
      <text:p text:style-name="P6">2023.11.x</text:p>
      <text:p text:style-name="P11"><text:span text:style-name="T3">2024.02.x <text:s/></text:span><text:span text:style-name="T5">+ собралось сразу без ошибок <text:s/></text:span><text:span text:style-name="T6">79,7 мб</text:span></text:p>
      <text:p text:style-name="P24"/>
      <text:p text:style-name="P32"><text:span text:style-name="T10">make </text:span><text:span text:style-name="T11">clean</text:span></text:p>
      <text:p text:style-name="P19">make orangepi_one_defconfig</text:p>
      <text:p text:style-name="P19">make</text:p>
      <text:p text:style-name="P25">Добавление пакета в сборку</text:p>
      <text:p text:style-name="P20">make htop</text:p>
      <text:p text:style-name="P27">Удобный конфиг</text:p>
      <text:p text:style-name="P33"><text:span text:style-name="T10">make </text:span><text:span text:style-name="T12">xconfig</text:span></text:p>
      <text:p text:style-name="P22">make</text:p>
      <text:p text:style-name="P30"/>
      <text:p text:style-name="P29">make menuconfig — вызвать настройку сборки. Так же можно с использование графического интерфейса (make nconfig,make xconfig,make gconfig)</text:p>
      <text:p text:style-name="P29">make linux-menuconfig — вызвать конфигурацию ядра.</text:p>
      <text:p text:style-name="P29">make clean — очистить результаты сборки (всё что храниться в output)</text:p>
      <text:p text:style-name="P29">make — собрать систему. При этом не выполняется пересборка уже собранных процессов</text:p>
      <text:p text:style-name="P26">make defconfig_name — переключить конфигурацию на определенный defconfig</text:p>
      <text:p text:style-name="P26">make list-defconfigs — показать список defconfig’ов</text:p>
      <text:p text:style-name="P26">make source — только скачать установочный файлы, без сборки.</text:p>
      <text:p text:style-name="P26">make help — вывести список возможных команд</text:p>
      <text:p text:style-name="P23">Можно пересобрать отдельный пакет командой make packagename-rebuild. Например, можно пересобрать ядро linux:</text:p>
      <text:p text:style-name="P23">make linux-rebuild</text:p>
      <text:p text:style-name="P28">Buildroot хранит состояние любого пакета созданием .stamp-файлов в каталоге output/build/$packagename:</text:p>
      <text:p text:style-name="P28">Следовательно, можно пересобрать root-fs и образы без пересборки пакетов:</text:p>
      <text:p text:style-name="P28">rm output/build/host-gcc-final-*/.stamp_host_installed;rm -rf output/target;find output/ -name ".stamp_target_installed" |xargs rm -rf ; make</text:p>
      <text:p text:style-name="P23"/>
      <text:p text:style-name="P26">В buildroot есть набор переменных для удобного конфигурирования</text:p>
      <text:p text:style-name="P26">$TOPDIR — корневой каталог buildroot</text:p>
      <text:p text:style-name="P26">$BASEDIR — каталог OUTPUT</text:p>
      <text:p text:style-name="P26">$HOST_DIR, $STAGING_DIR, $TARGET_DIR — каталоги сборки host fs, staging fs, target fs.</text:p>
      <text:p text:style-name="P26">$BUILD_DIR — каталог c распакованными и собранными пакетами</text:p>
      <text:p text:style-name="P26"/>
      <text:p text:style-name="P26">В buildroot есть возможность по визуализации.Можно построить схему зависимостей, график времени сборки, график размера пакетов в итоговой системе. Результаты в виде pdf файлов( на выбор есть svn,png) в каталоге output/graph.</text:p>
      <text:p text:style-name="P26">Примеры команд визуализации:</text:p>
      <text:p text:style-name="P26">make graph-depends построить дерево зависимостей</text:p>
      <text:p text:style-name="P26">make &lt;pkg&gt;-graph-depends построить дерево зависимостей конкретного пакета</text:p>
      <text:p text:style-name="P26">BR2_GRAPH_OUT=png make graph-build построить график времени сборки с выводом в PNG</text:p>
      <text:p text:style-name="P26">make graph-size построить график размера пакетов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Arial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3T09:06:35.115733364</dc:date>
    <meta:editing-duration>P1DT12H33M31S</meta:editing-duration>
    <meta:editing-cycles>165</meta:editing-cycles>
    <meta:document-statistic meta:table-count="0" meta:image-count="0" meta:object-count="0" meta:page-count="1" meta:paragraph-count="161" meta:word-count="890" meta:character-count="7579" meta:non-whitespace-character-count="6069"/>
  </office:meta>
</office:document-meta>
</file>